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Musique_assistée_par_ordinateur" text:style-name="Internet_20_link" text:visited-style-name="Visited_20_Internet_20_Link">https://fr.wikipedia.org/wiki/Musique_assist%C3%A9e_par_ordinateur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5:52:53.410000000</meta:creation-date>
    <dc:date>2020-11-18T15:53:19.618000000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66" meta:non-whitespace-character-count="66"/>
    <meta:generator>LibreOffice/7.0.1.2$Windows_X86_64 LibreOffice_project/7cbcfc562f6eb6708b5ff7d7397325de9e764452</meta:generator>
  </office:meta>
</office:document-meta>
</file>